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5017" officeooo:paragraph-rsid="00015017"/>
    </style:style>
    <style:style style:name="P2" style:family="paragraph" style:parent-style-name="Standard">
      <style:text-properties officeooo:rsid="0002e720" officeooo:paragraph-rsid="0002e720"/>
    </style:style>
    <style:style style:name="P3" style:family="paragraph" style:parent-style-name="Standard">
      <style:text-properties officeooo:rsid="00079c87" officeooo:paragraph-rsid="00079c87"/>
    </style:style>
    <style:style style:name="P4" style:family="paragraph" style:parent-style-name="Standard">
      <style:text-properties officeooo:rsid="0008a6e3" officeooo:paragraph-rsid="0008a6e3"/>
    </style:style>
    <style:style style:name="P5" style:family="paragraph" style:parent-style-name="Standard">
      <style:text-properties officeooo:rsid="000a05da" officeooo:paragraph-rsid="000a05da"/>
    </style:style>
    <style:style style:name="P6" style:family="paragraph" style:parent-style-name="Standard">
      <style:text-properties officeooo:rsid="000adfbd" officeooo:paragraph-rsid="000adfbd"/>
    </style:style>
    <style:style style:name="P7" style:family="paragraph" style:parent-style-name="Standard">
      <style:text-properties officeooo:rsid="000cdbc4" officeooo:paragraph-rsid="000cdbc4"/>
    </style:style>
    <style:style style:name="T1" style:family="text">
      <style:text-properties officeooo:rsid="000442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ch sensors <text:s text:c="2"/>tracking <text:s/>one or more variables</text:p>
      <text:p text:style-name="P1"/>
      <text:p text:style-name="P1"/>
      <text:p text:style-name="P1">what mean by hypothesis <text:s text:c="2"/>thinks independent variables to dependent variables</text:p>
      <text:p text:style-name="P1"/>
      <text:p text:style-name="P1">Network hypothesis – logic gluing the variables <text:s text:c="6"/>sensor contextual <text:s text:c="4"/></text:p>
      <text:p text:style-name="P1"/>
      <text:p text:style-name="P1">Universal - <text:s/>does nto like <text:s/>outwith what is possible</text:p>
      <text:p text:style-name="P1"/>
      <text:p text:style-name="P1">sensors, ourself, hardware <text:s text:c="4"/>never be picked up.</text:p>
      <text:p text:style-name="P1"/>
      <text:p text:style-name="P1"/>
      <text:p text:style-name="P1">Mapping value <text:s text:c="2"/>compuation complextity VM might off sensor <text:s text:c="3"/>then talking network <text:s/>shovelling data around.</text:p>
      <text:p text:style-name="P1"/>
      <text:p text:style-name="P1">Research signal - <text:s/>how do we get there. <text:s/></text:p>
      <text:p text:style-name="P1"/>
      <text:p text:style-name="P1"/>
      <text:p text:style-name="P1"/>
      <text:p text:style-name="P2">Ant <text:span text:style-name="T1">colony</text:span> <text:s/>movement v <text:span text:style-name="T1">competitive</text:span> <text:s text:c="2"/>dependent <text:span text:style-name="T1">variable</text:span> will be visual ie video <text:s text:c="2"/>ind<text:span text:style-name="T1">e</text:span>pe<text:span text:style-name="T1">nden</text:span>t variable from other sensors.</text:p>
      <text:p text:style-name="P2"/>
      <text:p text:style-name="P2">Emotive <text:s/>face <text:s/>millisecond chart <text:s/>emotionally <text:span text:style-name="T1">excited</text:span> sad confused, <text:s/>2000 micro <text:span text:style-name="T1">expressions.</text:span></text:p>
      <text:p text:style-name="P2"/>
      <text:p text:style-name="P2"/>
      <text:p text:style-name="P3">Jetson nvidea <text:s/>195 board <text:s text:c="3"/>desktop <text:s/>gpu on mobile</text:p>
      <text:p text:style-name="P3"/>
      <text:p text:style-name="P3"/>
      <text:p text:style-name="P2"/>
      <text:p text:style-name="P2"/>
      <text:p text:style-name="P2"/>
      <text:p text:style-name="P2"/>
      <text:p text:style-name="P4">measure outcome <text:s text:c="6"/>indpend driving out come <text:s/>defined <text:s/>netmesh <text:s/>neural network architecture</text:p>
      <text:p text:style-name="P1"/>
      <text:p text:style-name="P1"/>
      <text:p text:style-name="P5">network volutneer <text:s/>mathematics - <text:s/>perpetuation of the blockchain</text:p>
      <text:p text:style-name="P5"/>
      <text:p text:style-name="P6">incentive miner create hashing secure the network.</text:p>
      <text:p text:style-name="P6"/>
      <text:p text:style-name="P6"/>
      <text:p text:style-name="P6">Tangible quality not quantify of information : e.g. video compress <text:s/></text:p>
      <text:p text:style-name="P6"/>
      <text:p text:style-name="P6">motive people: <text:s/>simplier language, <text:s/>hardware platform popular or trending</text:p>
      <text:p text:style-name="P6"/>
      <text:p text:style-name="P6">could compell gold standard <text:s/>random double blind research mothod three groups <text:s/>pacebo</text:p>
      <text:p text:style-name="P1"/>
      <text:p text:style-name="P6">going slow <text:s/>chained but not modern, keep up pace of change <text:s/>e.g. newyork state sue herbal supplement <text:s/>no herbs, <text:s/>cahin basic fraud.</text:p>
      <text:p text:style-name="P6"/>
      <text:p text:style-name="P6"><text:soft-page-break/>Networked hypothesis over dsensor networks</text:p>
      <text:p text:style-name="P6"/>
      <text:p text:style-name="P7">motivation <text:s/>works, <text:s text:c="2"/>developers to build infrastructure or <text:s/>Dapps e.g. sensors, computions.</text:p>
      <text:p text:style-name="P7"/>
      <text:p text:style-name="P7">Get answers, <text:s/>get a little <text:s/>coin <text:s text:c="3"/>available to sceincent <text:s/>r and d in that area.</text:p>
      <text:p text:style-name="P7"/>
      <text:p text:style-name="P7">Institution is bottle neck to data, <text:s text:c="2"/>disease contrrol instutitue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7:03:18.320562344</meta:creation-date>
    <dc:date>2015-02-13T11:18:19.904773016</dc:date>
    <meta:editing-duration>PT14M32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2" meta:paragraph-count="21" meta:word-count="218" meta:character-count="1557" meta:non-whitespace-character-count="1281"/>
  </office:meta>
</office:document-meta>
</file>